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7.496cm" fo:min-width="27.149cm" loext:decorative="false"/>
    </style:style>
    <style:style style:name="gr2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6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2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05cm" loext:decorative="false"/>
      <style:paragraph-properties style:writing-mode="lr-tb"/>
    </style:style>
    <style:style style:name="gr18" style:family="graphic" style:parent-style-name="standard">
      <style:graphic-properties draw:fill="solid" draw:fill-color="#43c330" draw:textarea-vertical-align="middle" draw:auto-grow-height="false" fo:min-height="0cm" fo:min-width="0.612cm" loext:decorative="false"/>
    </style:style>
    <style:style style:name="gr19" style:family="graphic" style:parent-style-name="standard">
      <style:graphic-properties draw:fill="solid" draw:fill-color="#00a0fc" draw:textarea-vertical-align="middle" draw:auto-grow-height="false" fo:min-height="0cm" fo:min-width="0.612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2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37cm" fo:min-width="1.422cm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3.624cm" loext:decorative="false"/>
      <style:paragraph-properties style:writing-mode="lr-tb"/>
    </style:style>
    <style:style style:name="gr27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3.62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3.076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3.8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3.799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92e285" draw:opacity="50%"/>
      <style:paragraph-properties fo:text-align="center"/>
    </style:style>
    <style:style style:name="P3" style:family="paragraph">
      <loext:graphic-properties draw:fill="solid" draw:fill-color="#b4c7dc" draw:opacity="5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size="9pt"/>
    </style:style>
    <style:style style:name="P5" style:family="paragraph">
      <loext:graphic-properties draw:fill="none" draw:fill-color="#ffffff"/>
      <style:text-properties fo:color="#ff0000" loext:opacity="100%" fo:font-size="9pt" fo:font-weight="bold"/>
    </style:style>
    <style:style style:name="P6" style:family="paragraph">
      <loext:graphic-properties draw:fill="solid" draw:fill-color="#43c330"/>
      <style:paragraph-properties fo:text-align="center"/>
    </style:style>
    <style:style style:name="P7" style:family="paragraph">
      <loext:graphic-properties draw:fill="solid" draw:fill-color="#00a0fc"/>
      <style:paragraph-properties fo:text-align="center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fo:font-size="9pt"/>
    </style:style>
    <style:style style:name="P10" style:family="paragraph">
      <loext:graphic-properties draw:fill="solid" draw:fill-color="#00a0f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fo:font-size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9pt"/>
    </style:style>
    <style:style style:name="P17" style:family="paragraph">
      <loext:graphic-properties draw:fill="solid" draw:fill-color="#43c330"/>
      <style:paragraph-properties fo:text-align="center"/>
      <style:text-properties fo:color="#000000" loext:opacity="100%"/>
    </style:style>
    <style:style style:name="T1" style:family="text">
      <style:text-properties fo:color="#000000" loext:opacity="100%" fo:font-size="9pt"/>
    </style:style>
    <style:style style:name="T2" style:family="text">
      <style:text-properties fo:color="#ff0000" loext:opacity="100%" fo:font-size="9pt" fo:font-weight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39cm" svg:y="1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4.124cm" svg:height="0.569cm" svg:x="6.676cm" svg:y="5.081cm">
          <draw:text-box>
            <text:p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4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1" draw:text-style-name="P9" draw:layer="layout" svg:width="2.858cm" svg:height="0.887cm" svg:x="14.449cm" svg:y="7.282cm">
          <draw:text-box>
            <text:p text:style-name="P8"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6" draw:text-style-name="P14" draw:layer="layout" svg:width="4.124cm" svg:height="0.569cm" svg:x="6.539cm" svg:y="5.083cm">
          <draw:text-box>
            <text:p text:style-name="P13"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9" draw:layer="layout" svg:width="2.858cm" svg:height="0.887cm" svg:x="14.592cm" svg:y="7.282cm">
          <draw:text-box>
            <text:p text:style-name="P8"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8" draw:text-style-name="P16" draw:layer="layout" svg:width="4.124cm" svg:height="0.569cm" svg:x="6.578cm" svg:y="5.12cm">
          <draw:text-box>
            <text:p text:style-name="P15"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7" draw:layer="layout" svg:width="1.27cm" svg:height="0.317cm" svg:x="4.81cm" svg:y="4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9" draw:text-style-name="P16" draw:layer="layout" svg:width="3.576cm" svg:height="0.569cm" svg:x="6.671cm" svg:y="5.12cm">
          <draw:text-box>
            <text:p text:style-name="P15"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1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30" draw:text-style-name="P16" draw:layer="layout" svg:width="4.336cm" svg:height="0.569cm" svg:x="6.577cm" svg:y="5.12cm">
          <draw:text-box>
            <text:p text:style-name="P15"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9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2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31" draw:text-style-name="P16" draw:layer="layout" svg:width="4.299cm" svg:height="0.569cm" svg:x="6.614cm" svg:y="5.12cm">
          <draw:text-box>
            <text:p text:style-name="P15"><text:span text:style-name="T1">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4.5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0:56:10.646039027</meta:creation-date>
    <dc:date>2026-01-31T20:19:05.825196982</dc:date>
    <meta:editing-duration>PT23M31S</meta:editing-duration>
    <meta:editing-cycles>7</meta:editing-cycles>
    <meta:generator>LibreOffice/25.8.4.2$Linux_X86_64 LibreOffice_project/580$Build-2</meta:generator>
    <meta:document-statistic meta:object-count="332"/>
  </office:meta>
</office:document-meta>
</file>